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arM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 style:data-style-name="N37">
      <style:table-cell-properties fo:background-color="#ffffff" fo:border="0.06pt solid #000000"/>
    </style:style>
    <style:style style:name="ce4" style:family="table-cell" style:parent-style-name="Default" style:data-style-name="N41">
      <style:table-cell-properties fo:background-color="#ffffff" fo:border="0.06pt solid #000000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INDICE" table:style-name="ta1">
        <table:table-column table:style-name="co1" table:number-columns-repeated="62" table:default-cell-style-name="ce1"/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Peso (Kg)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1-08-25" calcext:value-type="date">
            <text:p>25/08/21</text:p>
          </table:table-cell>
          <table:table-cell table:style-name="ce4" office:value-type="time" office:time-value="PT10H50M00S" calcext:value-type="time">
            <text:p>10:50: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8"/>
        </table:table-row>
        <table:table-row table:style-name="ro1" table:number-rows-repeated="113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PLANTILLA CALENAR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dia Fin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9:19:18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8-25T23:49:31.796000000</dc:date>
    <meta:editing-duration>PT5H43M48S</meta:editing-duration>
    <meta:editing-cycles>36</meta:editing-cycles>
    <meta:document-statistic meta:table-count="2" meta:cell-count="42" meta:object-count="0"/>
  </office:meta>
</office:document-meta>
</file>

<file path=Basic/Standard/CrearMes.xml><?xml version="1.0" encoding="utf-8"?>
<!DOCTYPE module  PUBLIC '-//OpenOffice.org//DTD OfficeDocument 1.0//EN'  'module.dtd'>
<script:module xmlns:script="http://openoffice.org/2000/script" script:name="CrearMes" script:language="StarBasic" script:moduleType="normal">REM  *****  BASIC  *****

Option VBASupport 1

Sub Main
	
	'Declarar las variables iniciales
	Dim fecha As Date

	Dim nombreHoja As String
	Dim existeHoja As Boolean
	
	'Coger variables
	fecha = ThisComponent.Sheets(0).getCellByPosition(1,2).String
	hora = ThisComponent.Sheets(0).getCellByPosition(2,2)
	peso = ThisComponent.Sheets(0).getCellByPosition(3,2)
		
	'fechaAuxiliar = Format("1/"&amp;Month(fecha)&amp;"/"&amp;Year(fecha),"D MMMM YYYY")
	
	'MsgBox fechaAuxiliar
	
	'Creamos un String de como seria la hoja nueva
	nombreHoja = UCase(MonthName(Month(fecha), False)) &amp; " DE " &amp; Year(fecha)
	
	'Comprobar si existe ya la hoja de ese mes y a;o
	
	existeHoja = True
	
	For i = 1 To Worksheets.Count
        If Worksheets(i).Name = nombreHoja Then
				existeHoja = False
				Exit For
        End If
    Next i
	
	'Comprobamos que nos ha dicho el bucle
	If existeHoja = True Then
	
		'Si la variable detecta que no existe la hoja, la creeamos, y llenamos los campos
		ThisComponent.Sheets().insertNewByName(nombreHoja, 1 )	
		
		'Ahora vamos a esa hoja, y llenamos las columnas, asi como poner cada dia del mes y la formula final para una media
		ThisComponent.CurrentController.setActiveSheet(ThisComponent.Sheets.getByName(nombreHoja))
		
		Dim diasMaximos As Integer
		Dim fechaAuxiliar As Date
		Dim mes As Integer
		
		'Creamos una fecha auxiliar haciendo que sea el mes 1
		fechaAuxiliar = Format("1/"&amp;Month(fecha)&amp;"/"&amp;Year(fecha),"D MMMM YYYY")
		
		'Cojemos el mes para comparar luego
		mes = Month(fechaAuxiliar)
		
		'Recorre todos los dias de ese mes
		For diasMaximos = 0 To 31
			
			'Si el mes guardado y la fecha del mes auxilar no coinciden implica que el mes ha acabado y sale del bucle
			If mes &lt;&gt; Month(fechaAuxiliar) Then
				Exit For
			End If
			
			'A;adimos un dia mas
			fechaAuxiliar = DateAdd ("d", 1, fechaAuxiliar)
			
    	Next diasMaximos
		
		'MsgBox diasMaximos
		
		'Ahora ponemos en la primera linea los indices
		Range("A1").Value = "Dia"
		Range("B1").Value = "Hora"	
		Range("C1").Value = "Peso"
		Range("D1").Value = "Media"
				
		'Ahora escribimos los dias
		For i = 1 to diasMaximos
			ThisComponent.Sheets.getByName(nombreHoja).getCellByPosition(0,i).Value = i
		Next i
		
		'Y por ultimo ponemos la formula
		ThisComponent.Sheets.getByName(nombreHoja).getCellByPosition(3,i-1).Function = 3/2
		'ThisComponent.Sheets.getByName(nombreHoja).getCellByPosition(3,i).setValue(CreateUnoService("com.sun.star.sheet.FunctionAccess").callFunction("Average", Array(ThisComponent.CurrentController.ActiveSheet.getCellRangeByName("A2:A"+Cstr(i)))))
		
		    'oRange = 
		    'oCell = ThisComponent.CurrentController.ActiveSheet.getCellRangeByName("H45")
		    'oFuncAcc = CreateUnoService("com.sun.star.sheet.FunctionAccess")
		    'nResult = 
		    'oCell.setValue(CreateUnoService("com.sun.star.sheet.FunctionAccess").callFunction("Average", Array(ThisComponent.CurrentController.ActiveSheet.getCellRangeByName("A2:A"+Cstr(i))))))
		
					
	End If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rM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